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solid"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2cm" svg:y1="0.6cm" svg:x2="20.2cm" svg:y2="29.1cm">
          <text:p/>
        </draw:line>
        <draw:line draw:style-name="gr1" draw:text-style-name="P1" draw:layer="measurelines" svg:x1="17.7cm" svg:y1="0.6cm" svg:x2="17.7cm" svg:y2="27cm">
          <text:p/>
        </draw:line>
        <draw:line draw:style-name="gr1" draw:text-style-name="P1" draw:layer="measurelines" svg:x1="14.2cm" svg:y1="0.6cm" svg:x2="14.2cm" svg:y2="28cm">
          <text:p/>
        </draw:line>
        <draw:line draw:style-name="gr1" draw:text-style-name="P1" draw:layer="measurelines" svg:x1="11.7cm" svg:y1="0.6cm" svg:x2="11.7cm" svg:y2="28.3cm">
          <text:p/>
        </draw:line>
        <draw:line draw:style-name="gr1" draw:text-style-name="P1" draw:layer="measurelines" svg:x1="3.7cm" svg:y1="0.5cm" svg:x2="3.7cm" svg:y2="27.3cm">
          <text:p/>
        </draw:line>
        <draw:line draw:style-name="gr1" draw:text-style-name="P1" draw:layer="measurelines" svg:x1="6.2cm" svg:y1="0.5cm" svg:x2="6.2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custom-shape draw:style-name="gr2" draw:text-style-name="P1" draw:layer="measurelines" svg:width="2.5cm" svg:height="8.5cm" svg:x="28.5cm" svg:y="0.6cm">
          <text:p/>
          <draw:enhanced-geometry svg:viewBox="0 0 21600 21600" draw:mirror-horizontal="false" draw:mirror-vertical="false" draw:type="rectangle" draw:enhanced-path="M 0 0 L 21600 0 21600 21600 0 21600 0 0 Z N"/>
        </draw:custom-shape>
        <draw:line draw:style-name="gr1" draw:text-style-name="P1" draw:layer="measurelines" svg:x1="30.499cm" svg:y1="0.499cm" svg:x2="30.499cm" svg:y2="9.299cm">
          <text:p/>
        </draw:line>
        <draw:line draw:style-name="gr1" draw:text-style-name="P1" draw:layer="measurelines" svg:x1="29.399cm" svg:y1="0.499cm" svg:x2="29.399cm" svg:y2="9.3cm">
          <text:p/>
        </draw:line>
        <draw:line draw:style-name="gr1" draw:text-style-name="P1" draw:layer="measurelines" svg:x1="30.099cm" svg:y1="0.499cm" svg:x2="30.099cm" svg:y2="9.2cm">
          <text:p/>
        </draw:line>
        <draw:polygon draw:style-name="gr4" draw:text-style-name="P1" draw:layer="layout" svg:width="2.499cm" svg:height="8.499cm" draw:transform="rotate (-3.14159265358979) translate (31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2" draw:text-style-name="P1" draw:layer="measurelines" svg:width="26.9cm" svg:height="2.5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5cm" svg:x2="28cm" svg:y2="11.5cm">
          <text:p/>
        </draw:line>
        <draw:line draw:style-name="gr1" draw:text-style-name="P1" draw:layer="measurelines" svg:x1="0.7cm" svg:y1="10.4cm" svg:x2="28cm" svg:y2="10.4cm">
          <text:p/>
        </draw:line>
        <draw:line draw:style-name="gr1" draw:text-style-name="P1" draw:layer="measurelines" svg:x1="0.7cm" svg:y1="11.1cm" svg:x2="28.1cm" svg:y2="11.1cm">
          <text:p/>
        </draw:line>
        <draw:polygon draw:style-name="gr4"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0.8cm" svg:x="29cm" svg:y="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8cm" svg:x="29.999cm" svg:y="9.7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798cm" svg:x="29.498cm" svg:y="9.8cm">
          <text:p/>
          <draw:enhanced-geometry svg:viewBox="0 0 21600 21600" draw:mirror-vertical="false" draw:mirror-horizontal="true" draw:type="rectangle" draw:enhanced-path="M 0 0 L 21600 0 21600 21600 0 21600 0 0 Z N"/>
        </draw:custom-shape>
        <draw:polygon draw:style-name="gr7" draw:text-style-name="P1" draw:layer="layout" svg:width="1.299cm" svg:height="1.499cm" draw:transform="rotate (-1.5707963267949) translate (30.5cm 9.8cm)" svg:viewBox="0 0 1300 1500" draw:points="0,1500 1300,1500 1300,1000 800,1000 800,500 1300,500 1300,0 0,0">
          <text:p/>
        </draw:polygon>
        <draw:polygon draw:style-name="gr7" draw:text-style-name="P1" draw:layer="layout" svg:width="1.299cm" svg:height="1.499cm" draw:transform="rotate (-1.5707963267949) translate (30.499cm 11.499cm)" svg:viewBox="0 0 1300 1500" draw:points="0,1500 1300,1500 1300,1000 800,1000 800,500 1300,500 1300,0 0,0">
          <text:p/>
        </draw:polygon>
        <draw:polygon draw:style-name="gr7" draw:text-style-name="P1" draw:layer="layout" svg:width="1.299cm" svg:height="1.499cm" draw:transform="rotate (-1.5707963267949) translate (30.498cm 14.898cm)" svg:viewBox="0 0 1300 1500" draw:points="0,1500 1300,1500 1300,1000 800,1000 800,500 1300,500 1300,0 0,0">
          <text:p/>
        </draw:polygon>
        <draw:polygon draw:style-name="gr7" draw:text-style-name="P1" draw:layer="layout" svg:width="1.299cm" svg:height="1.499cm" draw:transform="rotate (-1.5707963267949) translate (30.497cm 13.197cm)" svg:viewBox="0 0 1300 1500" draw:points="0,1500 1300,1500 1300,1000 800,1000 800,500 1300,500 13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0.6cm" svg:height="0.6cm" svg:x="5.3cm" svg:y="20.8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6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8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2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2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19.5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0.8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0.8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2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2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19.5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0.8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0.8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19.5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2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2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0.887cm">
          <text:p/>
          <draw:enhanced-geometry svg:viewBox="0 0 21600 21600" draw:mirror-horizontal="false" draw:mirror-vertical="false" draw:type="rectangle" draw:enhanced-path="M 0 0 L 21600 0 21600 21600 0 21600 0 0 Z N"/>
        </draw:custom-shape>
        <draw:frame draw:style-name="gr9" draw:text-style-name="P3" draw:layer="layout" svg:width="10.349cm" svg:height="1.85cm" svg:x="8.186cm" svg:y="22.405cm">
          <draw:text-box>
            <text:p text:style-name="P2"><text:span text:style-name="T1">JIX Clock</text:span></text:p>
            <text:p text:style-name="P2"><text:span text:style-name="T2">Box version 1.0</text:span></text:p>
            <text:p text:style-name="P2"><text:span text:style-name="T3">© 2012 Jérôme Cornet &lt;jerome@aldorande.net&gt;</text:span></text:p>
          </draw:text-box>
        </draw:frame>
        <draw:frame draw:style-name="gr10" draw:text-style-name="P5" draw:layer="layout" svg:width="1.493cm" svg:height="1.124cm" svg:x="5.108cm" svg:y="21.6cm">
          <draw:text-box>
            <text:p text:style-name="P4"><text:span text:style-name="T4">DC</text:span></text:p>
            <text:p text:style-name="P4"><text:span text:style-name="T4">3A</text:span></text:p>
          </draw:text-box>
        </draw:frame>
        <draw:frame draw:style-name="gr10" draw:text-style-name="P5" draw:layer="layout" svg:width="1.892cm" svg:height="0.71cm" svg:x="23.009cm" svg:y="21.601cm">
          <draw:text-box>
            <text:p text:style-name="P4"><text:span text:style-name="T4">Mode</text:span></text:p>
          </draw:text-box>
        </draw:frame>
        <draw:frame draw:style-name="gr10" draw:text-style-name="P5" draw:layer="layout" svg:width="3.192cm" svg:height="0.71cm" svg:x="20.409cm" svg:y="20.201cm">
          <draw:text-box>
            <text:p text:style-name="P4"><text:span text:style-name="T4">Increment</text:span></text:p>
          </draw:text-box>
        </draw:frame>
        <draw:frame draw:style-name="gr10" draw:text-style-name="P5" draw:layer="layout" svg:width="1.493cm" svg:height="0.71cm" svg:x="5.109cm" svg:y="20.2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polygon draw:style-name="gr4" draw:text-style-name="P1" draw:layer="layout" svg:width="2.499cm" svg:height="8.499cm" draw:transform="rotate (-3.14159265358979) translate (30.999cm 25.399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polygon draw:style-name="gr4" draw:text-style-name="P1" draw:layer="layout" svg:width="26.899cm" svg:height="2.499cm" draw:transform="rotate (-3.14159265358979) translate (27.598cm 15.498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26.398cm" svg:y1="0.598cm" svg:x2="26.398cm" svg:y2="12.698cm">
          <text:p/>
        </draw:line>
        <draw:line draw:style-name="gr1" draw:text-style-name="P1" draw:layer="measurelines" svg:x1="0.697cm" svg:y1="7.897cm" svg:x2="32.297cm" svg:y2="7.89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05T23:27:58</dc:date>
    <meta:editing-duration>PT7H27M44S</meta:editing-duration>
    <meta:editing-cycles>37</meta:editing-cycles>
    <meta:generator>LibreOffice/3.5$MacOSX_x86 LibreOffice_project/235ab8a-3802056-4a8fed3-2d66ea8-e241b80</meta:generator>
    <meta:document-statistic meta:object-count="114"/>
  </office:meta>
</office:document-meta>
</file>